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text-properties officeooo:rsid="000da777" officeooo:paragraph-rsid="000da777"/>
    </style:style>
    <style:style style:name="P2" style:family="paragraph" style:parent-style-name="Standard">
      <style:paragraph-properties fo:text-align="start" style:justify-single-word="false"/>
      <style:text-properties officeooo:rsid="000da777" officeooo:paragraph-rsid="000da777"/>
    </style:style>
    <style:style style:name="P3" style:family="paragraph" style:parent-style-name="Standard">
      <style:paragraph-properties fo:text-align="start" style:justify-single-word="false"/>
      <style:text-properties officeooo:paragraph-rsid="000da777"/>
    </style:style>
    <style:style style:name="P4" style:family="paragraph" style:parent-style-name="Standard">
      <style:paragraph-properties fo:text-align="start" style:justify-single-word="false"/>
      <style:text-properties officeooo:paragraph-rsid="000ec11d"/>
    </style:style>
    <style:style style:name="P5" style:family="paragraph" style:parent-style-name="Standard">
      <style:paragraph-properties fo:text-align="start" style:justify-single-word="false"/>
      <style:text-properties officeooo:paragraph-rsid="00101a92"/>
    </style:style>
    <style:style style:name="P6" style:family="paragraph" style:parent-style-name="Standard">
      <style:paragraph-properties fo:text-align="start" style:justify-single-word="false"/>
      <style:text-properties officeooo:paragraph-rsid="0010bb52"/>
    </style:style>
    <style:style style:name="P7" style:family="paragraph" style:parent-style-name="Standard">
      <style:paragraph-properties fo:text-align="start" style:justify-single-word="false"/>
      <style:text-properties officeooo:paragraph-rsid="0011cdf9"/>
    </style:style>
    <style:style style:name="P8" style:family="paragraph" style:parent-style-name="Standard">
      <style:paragraph-properties fo:text-align="start" style:justify-single-word="false"/>
      <style:text-properties officeooo:paragraph-rsid="0012ca59"/>
    </style:style>
    <style:style style:name="P9" style:family="paragraph" style:parent-style-name="Standard">
      <style:paragraph-properties fo:text-align="start" style:justify-single-word="false"/>
      <style:text-properties officeooo:rsid="000ec11d" officeooo:paragraph-rsid="000ec11d"/>
    </style:style>
    <style:style style:name="P10" style:family="paragraph" style:parent-style-name="Standard">
      <style:paragraph-properties fo:text-align="start" style:justify-single-word="false"/>
      <style:text-properties officeooo:rsid="00101a92" officeooo:paragraph-rsid="00101a92"/>
    </style:style>
    <style:style style:name="P11" style:family="paragraph" style:parent-style-name="Standard">
      <style:paragraph-properties fo:text-align="start" style:justify-single-word="false"/>
      <style:text-properties officeooo:rsid="0010bb52" officeooo:paragraph-rsid="0010bb52"/>
    </style:style>
    <style:style style:name="P12" style:family="paragraph" style:parent-style-name="Standard">
      <style:paragraph-properties fo:text-align="start" style:justify-single-word="false"/>
      <style:text-properties officeooo:rsid="00149edd" officeooo:paragraph-rsid="00149edd"/>
    </style:style>
    <style:style style:name="P13" style:family="paragraph" style:parent-style-name="Standard">
      <style:paragraph-properties fo:text-align="start" style:justify-single-word="false"/>
      <style:text-properties fo:font-weight="bold" officeooo:rsid="000da777" officeooo:paragraph-rsid="000da777" style:font-weight-asian="bold" style:font-weight-complex="bold"/>
    </style:style>
    <style:style style:name="P14" style:family="paragraph" style:parent-style-name="Standard">
      <style:paragraph-properties fo:text-align="start" style:justify-single-word="false"/>
      <style:text-properties fo:font-weight="bold" officeooo:rsid="0010bb52" officeooo:paragraph-rsid="0010bb52" style:font-weight-asian="bold" style:font-weight-complex="bold"/>
    </style:style>
    <style:style style:name="P15" style:family="paragraph" style:parent-style-name="Standard">
      <style:paragraph-properties fo:text-align="start" style:justify-single-word="false"/>
      <style:text-properties fo:font-weight="bold" officeooo:rsid="00149edd" officeooo:paragraph-rsid="00149edd" style:font-weight-asian="bold" style:font-weight-complex="bold"/>
    </style:style>
    <style:style style:name="P16" style:family="paragraph" style:parent-style-name="Standard">
      <style:paragraph-properties fo:text-align="start" style:justify-single-word="false"/>
      <style:text-properties fo:font-size="14pt" fo:font-weight="bold" officeooo:rsid="00149edd" officeooo:paragraph-rsid="00149edd" style:font-size-asian="14pt" style:font-weight-asian="bold" style:font-size-complex="14pt" style:font-weight-complex="bold"/>
    </style:style>
    <style:style style:name="P17" style:family="paragraph" style:parent-style-name="Standard">
      <style:paragraph-properties fo:margin-top="0in" fo:margin-bottom="0in" loext:contextual-spacing="false" fo:text-align="start" style:justify-single-word="false"/>
      <style:text-properties officeooo:rsid="000da777" officeooo:paragraph-rsid="000da777"/>
    </style:style>
    <style:style style:name="P18" style:family="paragraph" style:parent-style-name="Standard">
      <style:paragraph-properties fo:margin-top="0in" fo:margin-bottom="0in" loext:contextual-spacing="false" fo:text-align="start" style:justify-single-word="false"/>
      <style:text-properties officeooo:rsid="000ec11d" officeooo:paragraph-rsid="000ec11d"/>
    </style:style>
    <style:style style:name="T1" style:family="text">
      <style:text-properties officeooo:rsid="000da777"/>
    </style:style>
    <style:style style:name="T2" style:family="text">
      <style:text-properties officeooo:rsid="000ec11d"/>
    </style:style>
    <style:style style:name="T3" style:family="text">
      <style:text-properties officeooo:rsid="00101a92"/>
    </style:style>
    <style:style style:name="T4" style:family="text">
      <style:text-properties officeooo:rsid="0010bb52"/>
    </style:style>
    <style:style style:name="T5" style:family="text">
      <style:text-properties officeooo:rsid="0011cdf9"/>
    </style:style>
    <style:style style:name="T6" style:family="text">
      <style:text-properties officeooo:rsid="0012ca59"/>
    </style:style>
    <style:style style:name="T7" style:family="text">
      <style:text-properties officeooo:rsid="001470fc"/>
    </style:style>
    <style:style style:name="T8" style:family="text">
      <style:text-properties officeooo:rsid="00149ed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lex Weeden</text:p>
      <text:p text:style-name="P1">COMP 3500 Project 5 Report</text:p>
      <text:p text:style-name="P1"/>
      <text:p text:style-name="P3"><text:span text:style-name="T3">Sample I/O</text:span><text:span text:style-name="T1"> included at bottom</text:span></text:p>
      <text:p text:style-name="P3"/>
      <text:p text:style-name="P13">7.1 Solution description</text:p>
      <text:p text:style-name="P2"/>
      <text:p text:style-name="P3"><text:span text:style-name="T1">1) The scheduling policy algorithms are specialized to only handle an already-populated struct array of tasks. The mechanism sends user input to a file reading function, then passes the newly-populated struct to the policy.</text:span></text:p>
      <text:p text:style-name="P3"/>
      <text:p text:style-name="P3"><text:span text:style-name="T1">2) All 3 scheduling algorithms loosely followed a set process flow first designed in FCFS. </text:span><text:span text:style-name="T2">The following happens in a while loop </text:span><text:span text:style-name="T3">(see also sample output at bottom)</text:span><text:span text:style-name="T2">:</text:span></text:p>
      <text:p text:style-name="P17">At the beginning of every clock cycle, the algorithms check if a new task has arrived, and assigns it as such. </text:p>
      <text:p text:style-name="P17">If a task is ready to run but hasn’t run before, the algorithms assign more characteristics to be used in statistical analysis, specifically a start time, and an original burst time, since the initially-populated burst time of the struct is decremented during simulation.</text:p>
      <text:p text:style-name="P17">The task ready to run then has its burst time decremented while the “process running” message is printed. <text:span text:style-name="T2">If no task is ready, the clock is still incremented.</text:span></text:p>
      <text:p text:style-name="P18">If the burst time of the process decremented to 0 this cycle, a finish time is assigned and the next in the ready queue is selected. </text:p>
      <text:p text:style-name="P18">Finally, the algorithms check if every task is completed by monitoring a simple int array that is adjusted as tasks finish. If so, the loop is broken and a final “processes finished” message is printed. The final clock time of the last process to finish is also preserved, for use in analysis.</text:p>
      <text:p text:style-name="P9"/>
      <text:p text:style-name="P9">Specific implementations per policy:</text:p>
      <text:p text:style-name="P2">a) FCFS was the easiest, as once a task began running, it ran until the end. <text:span text:style-name="T2">Straightforward following the above, except a less complicated check on the final task finishing, since we only needed to check the last task.</text:span></text:p>
      <text:p text:style-name="P9">b) SRTF required additional handling after the ready queue is prepared each cycle. Before tasks are run, a for loop iterates over the tasks that are ready to decide which one gets the next turn at CPU resources.</text:p>
      <text:p text:style-name="P4"><text:span text:style-name="T2">c) RR required additional handling for the time quantum. Similar to how a task is checked for completion, in this algorithm it is also then checked for depletion of its time quantum, which is decremented alongside its remaining burst time when run.</text:span></text:p>
      <text:p text:style-name="P4"/>
      <text:p text:style-name="P5"><text:span text:style-name="T3">3-5) Waiting times are handled in analysis.c, after the tasks are populated with arrival and burst times from the file reader, with start and finish times assigned during simulation by the relevant policy scheduler. The hard work is already done, so I passed analysis.c the simulated task array and its size, and an empty statistical struct ready for average times and cpu usage. Analysis simply iterates over the tasks, computes and assigns wait/tat/response times to the task array, while adding a summation of these values to the statistical struct. Once done, the values of the statistical struct are divided by the number of tasks, denoted by the size variable evaluated in the file reader. The finished struct then contains average times. Original burst times are also summed in this while loop, and finally analysis divides the total burst time by the finish time of the last task to compute CPU usage.</text:span></text:p>
      <text:p text:style-name="P10">3) Waiting times: task turnaround time – task burst time</text:p>
      <text:p text:style-name="P10"><text:tab/><text:tab/><text:tab/>sum of waiting times / number of tasks</text:p>
      <text:p text:style-name="P10">4) Response times: task start time – task arrival time</text:p>
      <text:p text:style-name="P10"><text:tab/><text:tab/><text:tab/>sum of response times / number of tasks</text:p>
      <text:p text:style-name="P10"><text:soft-page-break/>5) Turnaround times: task finish time – task arrival time</text:p>
      <text:p text:style-name="P10"><text:tab/><text:tab/><text:tab/>sum of tat times / number of tasks</text:p>
      <text:p text:style-name="P10"/>
      <text:p text:style-name="P10">6) <text:span text:style-name="T4">(see also sample output at bottom) </text:span>To parse the command line, scheduler.c monitors the number of arguments given and the contents of each argument, saved in an array. <text:span text:style-name="T4">If the wrong amount of arguments are passed, errors checking throws messages to assist. </text:span>If the argument number is correct, <text:span text:style-name="T4">it passes the file name to the file reader “cmdinput.c” to populate the task list, and provide additional error checking related to opening the file. It then runs comparison on the policy input passed in, and checks for errors against the predefined three policy acronyms. If a valid policy is given, the populated task array is passed to the relevant algorithm. If Round Robin is chosen, a time quantum is verified, or else the user is informed none was given.</text:span></text:p>
      <text:p text:style-name="P10"/>
      <text:p text:style-name="P14">7.2) Generality and Error Checking</text:p>
      <text:p text:style-name="P6"><text:span text:style-name="T4">1) </text:span><text:span text:style-name="T7">This solution is reasonably general within the scope of the requirements. At the end of the day it still simulates 3 scheduling policy on a strictly formatted file, but the modular design allowed for multiple functions to be designed in a way that their purpose could be further generalized with little effort. For instance, the scheduler is prepared to handle any command line arguments, which could be expanded to handle much more than a cpu scheduler. Also, the file reader, with the addition of a few variables, could be prepared to handle parsing of a broader scope of files.</text:span></text:p>
      <text:p text:style-name="P6"/>
      <text:p text:style-name="P11">2) With the modular design of the scheduler, a new scheduling policy would be extremely easy to implement. In the current version, this would only amount to adding another “else if” conditional for the new policy’s keyword, and then calling that policy function with the already populated task array. The skeleton of rr.c, fcfs.c, or srtf.c could be copied and modified to handle any new policy, as the flow for determining the ready queue/run queue is mostly universal.</text:p>
      <text:p text:style-name="P11"/>
      <text:p text:style-name="P11">3) (see also sample output at bottom) Input error checking is provided on every argument passed by the user. The following is checked:</text:p>
      <text:p text:style-name="P11"><text:tab/>The number of arguments passed must be a file name and policy, or file name, policy, and time quantum if Round Robin is desired.</text:p>
      <text:p text:style-name="P11"><text:tab/>The file must be valid and open-able.</text:p>
      <text:p text:style-name="P6"><text:span text:style-name="T4"><text:tab/>Errors are made apparent to the user if a file name, policy, or time quantum is missing, if the file is invalid or cannot be opened, and if the policy chosen is invalid.</text:span></text:p>
      <text:p text:style-name="P11"/>
      <text:p text:style-name="P14">7.3) Miscellaneous factors</text:p>
      <text:p text:style-name="P7"><text:span text:style-name="T4">1) </text:span><text:span text:style-name="T5">Elegance is defined as “</text:span>dignified gracefulness or restrained beauty of style.” <text:span text:style-name="T5">As such, I would be foolish to suppose that this project in its current state is completely ‘elegant.’ Even after several refinements, and one complete wipe and restart, optimization opportunities are still present. More error checking is possible, specifically validating the time quantum further and checking that the input file matches the predefined format and does not produce contract violations during simulation, to name a couple. Many areas could also be simplified, and if I were to restart again I would define the task struct in scheduler to refrain from including my file reader for almost every other file. The code, however, is generally composable, and while it is not as simple as possible, it is relatively so. This course’s projects have been the most extensive programming assignments I’ve done while at Auburn, and I’ve deeply enjoyed them and feel I’ve improved over the course of the class. </text:span><text:span text:style-name="T6">So, </text:span><text:span text:style-name="T5">if you were to compare this project to freshman/sophomore level assignments I would most definitely call this elegant </text:span><text:span text:style-name="T6">in its modularization and simplicity.</text:span><text:span text:style-name="T5"> </text:span><text:span text:style-name="T6">But next to your (assuming it’s Jianzhou grading these) or Dr. Qin’s code I’m sure I will pale in comparison.</text:span></text:p>
      <text:p text:style-name="P7"/>
      <text:p text:style-name="P8"><text:soft-page-break/><text:span text:style-name="T6">2) Innovation is hard to achieve in this day and age, and there won’t be any ground-breaking discoveries found in my code. That being said, in answer to the question of ideas not suggested in the project spec, I strayed slightly from the suggested functions to easily implement error handling and statistic analysis. Instead of a separate error handling function as suggested, I integrated error handling into the relevant functions, namely the file reader/scheduler. This way the errors thrown are easily accessible near the data relevant to the error, whether it be file reading or command line parsing. I also created a separate function that simply analyzes the finished tasks’ times to prepare input for the statistic information printer.</text:span></text:p>
      <text:p text:style-name="P8"/>
      <text:p text:style-name="P8"><text:span text:style-name="T6">3) All outside sources were documented. </text:span><text:span text:style-name="T8">Majority</text:span><text:span text:style-name="T6"> of references </text:span><text:span text:style-name="T8">given</text:span><text:span text:style-name="T6"> are to Dr. Qin’s starter code provided on Canvas. No specific code was pulled from other sources; I googled an issue involving exiting nested loops early to attain a general strategy, and youtube tutorials helped me understand how to build my Makefile.</text:span></text:p>
      <text:p text:style-name="P8"/>
      <text:p text:style-name="P12"/>
      <text:p text:style-name="P16">SAMPLE I/O</text:p>
      <text:p text:style-name="P12"/>
      <text:p text:style-name="P15">ERROR HANDLING:</text:p>
      <text:p text:style-name="P12"/>
      <text:p text:style-name="P15">[No arguments]</text:p>
      <text:p text:style-name="P12">./scheduler</text:p>
      <text:p text:style-name="P12">Incorrect arguments given. Input &lt;fileName&gt; [FCFS|RR|SRTF] [time_quantum].</text:p>
      <text:p text:style-name="P12"/>
      <text:p text:style-name="P15">[Only file name given]</text:p>
      <text:p text:style-name="P12">./scheduler task.list</text:p>
      <text:p text:style-name="P12">Incorrect arguments given. Input &lt;fileName&gt; [FCFS|RR|SRTF] [time_quantum].</text:p>
      <text:p text:style-name="P12"/>
      <text:p text:style-name="P15">[Policy doesn’t match one of 3 allowed]</text:p>
      <text:p text:style-name="P12">./scheduler task.list FFF</text:p>
      <text:p text:style-name="P12">Scheduling Policy: FFF</text:p>
      <text:p text:style-name="P12">6 tasks have been loaded from the file named task.list: </text:p>
      <text:p text:style-name="P12">Process ID: 1, Arrival Time: 0, Burst Time: 10</text:p>
      <text:p text:style-name="P12">Process ID: 2, Arrival Time: 0, Burst Time: 9</text:p>
      <text:p text:style-name="P12">Process ID: 3, Arrival Time: 3, Burst Time: 5</text:p>
      <text:p text:style-name="P12">Process ID: 4, Arrival Time: 7, Burst Time: 4</text:p>
      <text:p text:style-name="P12">Process ID: 5, Arrival Time: 10, Burst Time: 6</text:p>
      <text:p text:style-name="P12">Process ID: 6, Arrival Time: 10, Burst Time: 7</text:p>
      <text:p text:style-name="P12">Press any key to simulate scheduling:</text:p>
      <text:p text:style-name="P12">Invalid Policy Coice. Input [FCFS|SRTF|RR [int quantum]]</text:p>
      <text:p text:style-name="P12"/>
      <text:p text:style-name="P15">[no time quantum given if RR is chosen]</text:p>
      <text:p text:style-name="P12">./scheduler task.list RR </text:p>
      <text:p text:style-name="P12">Scheduling Policy: RR</text:p>
      <text:p text:style-name="P12">6 tasks have been loaded from the file named task.list: </text:p>
      <text:p text:style-name="P12">Process ID: 1, Arrival Time: 0, Burst Time: 10</text:p>
      <text:p text:style-name="P12">Process ID: 2, Arrival Time: 0, Burst Time: 9</text:p>
      <text:p text:style-name="P12">Process ID: 3, Arrival Time: 3, Burst Time: 5</text:p>
      <text:p text:style-name="P12">Process ID: 4, Arrival Time: 7, Burst Time: 4</text:p>
      <text:p text:style-name="P12">Process ID: 5, Arrival Time: 10, Burst Time: 6</text:p>
      <text:p text:style-name="P12"><text:soft-page-break/>Process ID: 6, Arrival Time: 10, Burst Time: 7</text:p>
      <text:p text:style-name="P12">Press any key to simulate scheduling:</text:p>
      <text:p text:style-name="P12">No time quantum given</text:p>
      <text:p text:style-name="P12"/>
      <text:p text:style-name="P12"/>
      <text:p text:style-name="P16">SCHEDULING POLICIES:</text:p>
      <text:p text:style-name="P12"/>
      <text:p text:style-name="P15">[FCFS]</text:p>
      <text:p text:style-name="P12">./scheduler task.list FCFS</text:p>
      <text:p text:style-name="P12">Scheduling Policy: FCFS</text:p>
      <text:p text:style-name="P12">6 tasks have been loaded from the file named task.list: </text:p>
      <text:p text:style-name="P12">Process ID: 1, Arrival Time: 0, Burst Time: 10</text:p>
      <text:p text:style-name="P12">Process ID: 2, Arrival Time: 0, Burst Time: 9</text:p>
      <text:p text:style-name="P12">Process ID: 3, Arrival Time: 3, Burst Time: 5</text:p>
      <text:p text:style-name="P12">Process ID: 4, Arrival Time: 7, Burst Time: 4</text:p>
      <text:p text:style-name="P12">Process ID: 5, Arrival Time: 10, Burst Time: 6</text:p>
      <text:p text:style-name="P12">Process ID: 6, Arrival Time: 10, Burst Time: 7</text:p>
      <text:p text:style-name="P12">Press any key to simulate scheduling:</text:p>
      <text:p text:style-name="P12">&lt;time 0&gt; process 1 is running</text:p>
      <text:p text:style-name="P12">&lt;time 1&gt; process 1 is running</text:p>
      <text:p text:style-name="P12">&lt;time 2&gt; process 1 is running</text:p>
      <text:p text:style-name="P12">&lt;time 3&gt; process 1 is running</text:p>
      <text:p text:style-name="P12">&lt;time 4&gt; process 1 is running</text:p>
      <text:p text:style-name="P12">&lt;time 5&gt; process 1 is running</text:p>
      <text:p text:style-name="P12">&lt;time 6&gt; process 1 is running</text:p>
      <text:p text:style-name="P12">&lt;time 7&gt; process 1 is running</text:p>
      <text:p text:style-name="P12">&lt;time 8&gt; process 1 is running</text:p>
      <text:p text:style-name="P12">&lt;time 9&gt; process 1 is running</text:p>
      <text:p text:style-name="P12">&lt;time 10&gt; process 1 is finished --&gt;</text:p>
      <text:p text:style-name="P12">&lt;time 10&gt; process 2 is running</text:p>
      <text:p text:style-name="P12">&lt;time 11&gt; process 2 is running</text:p>
      <text:p text:style-name="P12">&lt;time 12&gt; process 2 is running</text:p>
      <text:p text:style-name="P12">&lt;time 13&gt; process 2 is running</text:p>
      <text:p text:style-name="P12">&lt;time 14&gt; process 2 is running</text:p>
      <text:p text:style-name="P12">&lt;time 15&gt; process 2 is running</text:p>
      <text:p text:style-name="P12">&lt;time 16&gt; process 2 is running</text:p>
      <text:p text:style-name="P12">&lt;time 17&gt; process 2 is running</text:p>
      <text:p text:style-name="P12">&lt;time 18&gt; process 2 is running</text:p>
      <text:p text:style-name="P12">&lt;time 19&gt; process 2 is finished --&gt;</text:p>
      <text:p text:style-name="P12">&lt;time 19&gt; process 3 is running</text:p>
      <text:p text:style-name="P12">&lt;time 20&gt; process 3 is running</text:p>
      <text:p text:style-name="P12">&lt;time 21&gt; process 3 is running</text:p>
      <text:p text:style-name="P12">&lt;time 22&gt; process 3 is running</text:p>
      <text:p text:style-name="P12">&lt;time 23&gt; process 3 is running</text:p>
      <text:p text:style-name="P12">&lt;time 24&gt; process 3 is finished --&gt;</text:p>
      <text:p text:style-name="P12">&lt;time 24&gt; process 4 is running</text:p>
      <text:p text:style-name="P12">&lt;time 25&gt; process 4 is running</text:p>
      <text:p text:style-name="P12">&lt;time 26&gt; process 4 is running</text:p>
      <text:p text:style-name="P12">&lt;time 27&gt; process 4 is running</text:p>
      <text:p text:style-name="P12"><text:soft-page-break/>&lt;time 28&gt; process 4 is finished --&gt;</text:p>
      <text:p text:style-name="P12">&lt;time 28&gt; process 5 is running</text:p>
      <text:p text:style-name="P12">&lt;time 29&gt; process 5 is running</text:p>
      <text:p text:style-name="P12">&lt;time 30&gt; process 5 is running</text:p>
      <text:p text:style-name="P12">&lt;time 31&gt; process 5 is running</text:p>
      <text:p text:style-name="P12">&lt;time 32&gt; process 5 is running</text:p>
      <text:p text:style-name="P12">&lt;time 33&gt; process 5 is running</text:p>
      <text:p text:style-name="P12">&lt;time 34&gt; process 5 is finished --&gt;</text:p>
      <text:p text:style-name="P12">&lt;time 34&gt; process 6 is running</text:p>
      <text:p text:style-name="P12">&lt;time 35&gt; process 6 is running</text:p>
      <text:p text:style-name="P12">&lt;time 36&gt; process 6 is running</text:p>
      <text:p text:style-name="P12">&lt;time 37&gt; process 6 is running</text:p>
      <text:p text:style-name="P12">&lt;time 38&gt; process 6 is running</text:p>
      <text:p text:style-name="P12">&lt;time 39&gt; process 6 is running</text:p>
      <text:p text:style-name="P12">&lt;time 40&gt; process 6 is running</text:p>
      <text:p text:style-name="P12">&lt;time 41&gt; process 6 is finished --&gt;</text:p>
      <text:p text:style-name="P12">&lt;time 41&gt; All processes have finished</text:p>
      <text:p text:style-name="P12">====================================================</text:p>
      <text:p text:style-name="P12">Average waiting time: <text:s text:c="3"/>14.17</text:p>
      <text:p text:style-name="P12">Average response time: <text:s text:c="2"/>14.17</text:p>
      <text:p text:style-name="P12">Average turnaround time: 21.00</text:p>
      <text:p text:style-name="P12">Overall CPU usage: <text:s text:c="6"/>100.00%</text:p>
      <text:p text:style-name="P12">====================================================</text:p>
      <text:p text:style-name="P12"/>
      <text:p text:style-name="P12"/>
      <text:p text:style-name="P15">[SRTF]</text:p>
      <text:p text:style-name="P12">./scheduler task.list SRTF</text:p>
      <text:p text:style-name="P12">Scheduling Policy: SRTF</text:p>
      <text:p text:style-name="P12">6 tasks have been loaded from the file named task.list:</text:p>
      <text:p text:style-name="P12">Process ID: 1, Arrival Time: 0, Burst Time: 10</text:p>
      <text:p text:style-name="P12">Process ID: 2, Arrival Time: 0, Burst Time: 9</text:p>
      <text:p text:style-name="P12">Process ID: 3, Arrival Time: 3, Burst Time: 5</text:p>
      <text:p text:style-name="P12">Process ID: 4, Arrival Time: 7, Burst Time: 4</text:p>
      <text:p text:style-name="P12">Process ID: 5, Arrival Time: 10, Burst Time: 6</text:p>
      <text:p text:style-name="P12">Process ID: 6, Arrival Time: 10, Burst Time: 7</text:p>
      <text:p text:style-name="P12">Press any key to simulate scheduling:</text:p>
      <text:p text:style-name="P12">&lt;time 0&gt; process 2 is running</text:p>
      <text:p text:style-name="P12">&lt;time 1&gt; process 2 is running</text:p>
      <text:p text:style-name="P12">&lt;time 2&gt; process 2 is running</text:p>
      <text:p text:style-name="P12">&lt;time 3&gt; process 3 is running</text:p>
      <text:p text:style-name="P12">&lt;time 4&gt; process 3 is running</text:p>
      <text:p text:style-name="P12">&lt;time 5&gt; process 3 is running</text:p>
      <text:p text:style-name="P12">&lt;time 6&gt; process 3 is running</text:p>
      <text:p text:style-name="P12">&lt;time 7&gt; process 3 is running</text:p>
      <text:p text:style-name="P12">&lt;time 8&gt; process 3 is finished --&gt;</text:p>
      <text:p text:style-name="P12">&lt;time 8&gt; process 4 is running</text:p>
      <text:p text:style-name="P12">&lt;time 9&gt; process 4 is running</text:p>
      <text:p text:style-name="P12">&lt;time 10&gt; process 4 is running</text:p>
      <text:p text:style-name="P12">&lt;time 11&gt; process 4 is running</text:p>
      <text:p text:style-name="P12"><text:soft-page-break/>&lt;time 12&gt; process 4 is finished --&gt;</text:p>
      <text:p text:style-name="P12">&lt;time 12&gt; process 2 is running</text:p>
      <text:p text:style-name="P12">&lt;time 13&gt; process 2 is running</text:p>
      <text:p text:style-name="P12">&lt;time 14&gt; process 2 is running</text:p>
      <text:p text:style-name="P12">&lt;time 15&gt; process 2 is running</text:p>
      <text:p text:style-name="P12">&lt;time 16&gt; process 2 is running</text:p>
      <text:p text:style-name="P12">&lt;time 17&gt; process 2 is running</text:p>
      <text:p text:style-name="P12">&lt;time 18&gt; process 2 is finished --&gt;</text:p>
      <text:p text:style-name="P12">&lt;time 18&gt; process 5 is running</text:p>
      <text:p text:style-name="P12">&lt;time 19&gt; process 5 is running</text:p>
      <text:p text:style-name="P12">&lt;time 20&gt; process 5 is running</text:p>
      <text:p text:style-name="P12">&lt;time 21&gt; process 5 is running</text:p>
      <text:p text:style-name="P12">&lt;time 22&gt; process 5 is running</text:p>
      <text:p text:style-name="P12">&lt;time 23&gt; process 5 is running</text:p>
      <text:p text:style-name="P12">&lt;time 24&gt; process 5 is finished --&gt;</text:p>
      <text:p text:style-name="P12">&lt;time 24&gt; process 6 is running</text:p>
      <text:p text:style-name="P12">&lt;time 25&gt; process 6 is running</text:p>
      <text:p text:style-name="P12">&lt;time 26&gt; process 6 is running</text:p>
      <text:p text:style-name="P12">&lt;time 27&gt; process 6 is running</text:p>
      <text:p text:style-name="P12">&lt;time 28&gt; process 6 is running</text:p>
      <text:p text:style-name="P12">&lt;time 29&gt; process 6 is running</text:p>
      <text:p text:style-name="P12">&lt;time 30&gt; process 6 is running</text:p>
      <text:p text:style-name="P12">&lt;time 31&gt; process 6 is finished --&gt;</text:p>
      <text:p text:style-name="P12">&lt;time 31&gt; process 1 is running</text:p>
      <text:p text:style-name="P12">&lt;time 32&gt; process 1 is running</text:p>
      <text:p text:style-name="P12">&lt;time 33&gt; process 1 is running</text:p>
      <text:p text:style-name="P12">&lt;time 34&gt; process 1 is running</text:p>
      <text:p text:style-name="P12">&lt;time 35&gt; process 1 is running</text:p>
      <text:p text:style-name="P12">&lt;time 36&gt; process 1 is running</text:p>
      <text:p text:style-name="P12">&lt;time 37&gt; process 1 is running</text:p>
      <text:p text:style-name="P12">&lt;time 38&gt; process 1 is running</text:p>
      <text:p text:style-name="P12">&lt;time 39&gt; process 1 is running</text:p>
      <text:p text:style-name="P12">&lt;time 40&gt; process 1 is running</text:p>
      <text:p text:style-name="P12">&lt;time 41&gt; process 1 is finished --&gt;</text:p>
      <text:p text:style-name="P12">&lt;time 41&gt; All processes have finished</text:p>
      <text:p text:style-name="P12">====================================================</text:p>
      <text:p text:style-name="P12">Average waiting time: <text:s text:c="3"/>10.50</text:p>
      <text:p text:style-name="P12">Average response time: <text:s text:c="2"/>9.00</text:p>
      <text:p text:style-name="P12">Average turnaround time: 17.33</text:p>
      <text:p text:style-name="P12">Overall CPU usage: <text:s text:c="6"/>100.00%</text:p>
      <text:p text:style-name="P12">====================================================</text:p>
      <text:p text:style-name="P12"/>
      <text:p text:style-name="P12"/>
      <text:p text:style-name="P15">[RR w/ quantum = 3]</text:p>
      <text:p text:style-name="P12">./scheduler task.list RR 3</text:p>
      <text:p text:style-name="P12">Scheduling Policy: RR</text:p>
      <text:p text:style-name="P12">6 tasks have been loaded from the file named task.list: </text:p>
      <text:p text:style-name="P12">Process ID: 1, Arrival Time: 0, Burst Time: 10</text:p>
      <text:p text:style-name="P12">Process ID: 2, Arrival Time: 0, Burst Time: 9</text:p>
      <text:p text:style-name="P12"><text:soft-page-break/>Process ID: 3, Arrival Time: 3, Burst Time: 5</text:p>
      <text:p text:style-name="P12">Process ID: 4, Arrival Time: 7, Burst Time: 4</text:p>
      <text:p text:style-name="P12">Process ID: 5, Arrival Time: 10, Burst Time: 6</text:p>
      <text:p text:style-name="P12">Process ID: 6, Arrival Time: 10, Burst Time: 7</text:p>
      <text:p text:style-name="P12">Press any key to simulate scheduling:</text:p>
      <text:p text:style-name="P12">&lt;time 0&gt; process 1 is running</text:p>
      <text:p text:style-name="P12">&lt;time 1&gt; process 1 is running</text:p>
      <text:p text:style-name="P12">&lt;time 2&gt; process 1 is running</text:p>
      <text:p text:style-name="P12">&lt;time 3&gt; process 2 is running</text:p>
      <text:p text:style-name="P12">&lt;time 4&gt; process 2 is running</text:p>
      <text:p text:style-name="P12">&lt;time 5&gt; process 2 is running</text:p>
      <text:p text:style-name="P12">&lt;time 6&gt; process 1 is running</text:p>
      <text:p text:style-name="P12">&lt;time 7&gt; process 1 is running</text:p>
      <text:p text:style-name="P12">&lt;time 8&gt; process 1 is running</text:p>
      <text:p text:style-name="P12">&lt;time 9&gt; process 3 is running</text:p>
      <text:p text:style-name="P12">&lt;time 10&gt; process 3 is running</text:p>
      <text:p text:style-name="P12">&lt;time 11&gt; process 3 is running</text:p>
      <text:p text:style-name="P12">&lt;time 12&gt; process 2 is running</text:p>
      <text:p text:style-name="P12">&lt;time 13&gt; process 2 is running</text:p>
      <text:p text:style-name="P12">&lt;time 14&gt; process 2 is running</text:p>
      <text:p text:style-name="P12">&lt;time 15&gt; process 4 is running</text:p>
      <text:p text:style-name="P12">&lt;time 16&gt; process 4 is running</text:p>
      <text:p text:style-name="P12">&lt;time 17&gt; process 4 is running</text:p>
      <text:p text:style-name="P12">&lt;time 18&gt; process 1 is running</text:p>
      <text:p text:style-name="P12">&lt;time 19&gt; process 1 is running</text:p>
      <text:p text:style-name="P12">&lt;time 20&gt; process 1 is running</text:p>
      <text:p text:style-name="P12">&lt;time 21&gt; process 5 is running</text:p>
      <text:p text:style-name="P12">&lt;time 22&gt; process 5 is running</text:p>
      <text:p text:style-name="P12">&lt;time 23&gt; process 5 is running</text:p>
      <text:p text:style-name="P12">&lt;time 24&gt; process 6 is running</text:p>
      <text:p text:style-name="P12">&lt;time 25&gt; process 6 is running</text:p>
      <text:p text:style-name="P12">&lt;time 26&gt; process 6 is running</text:p>
      <text:p text:style-name="P12">&lt;time 27&gt; process 3 is running</text:p>
      <text:p text:style-name="P12">&lt;time 28&gt; process 3 is running</text:p>
      <text:p text:style-name="P12">&lt;time 29&gt; process 3 is finished --&gt;</text:p>
      <text:p text:style-name="P12">&lt;time 29&gt; process 2 is running</text:p>
      <text:p text:style-name="P12">&lt;time 30&gt; process 2 is running</text:p>
      <text:p text:style-name="P12">&lt;time 31&gt; process 2 is running</text:p>
      <text:p text:style-name="P12">&lt;time 32&gt; process 2 is finished --&gt;</text:p>
      <text:p text:style-name="P12">&lt;time 32&gt; process 4 is running</text:p>
      <text:p text:style-name="P12">&lt;time 33&gt; process 4 is finished --&gt;</text:p>
      <text:p text:style-name="P12">&lt;time 33&gt; process 1 is running</text:p>
      <text:p text:style-name="P12">&lt;time 34&gt; process 1 is finished --&gt;</text:p>
      <text:p text:style-name="P12">&lt;time 34&gt; process 5 is running</text:p>
      <text:p text:style-name="P12">&lt;time 35&gt; process 5 is running</text:p>
      <text:p text:style-name="P12">&lt;time 36&gt; process 5 is running</text:p>
      <text:p text:style-name="P12">&lt;time 37&gt; process 5 is finished --&gt;</text:p>
      <text:p text:style-name="P12">&lt;time 37&gt; process 6 is running</text:p>
      <text:p text:style-name="P12">&lt;time 38&gt; process 6 is running</text:p>
      <text:p text:style-name="P12"><text:soft-page-break/>&lt;time 39&gt; process 6 is running</text:p>
      <text:p text:style-name="P12">&lt;time 40&gt; process 6 is running</text:p>
      <text:p text:style-name="P12">&lt;time 41&gt; process 6 is finished --&gt;</text:p>
      <text:p text:style-name="P12">&lt;time 41&gt; All processes have finished</text:p>
      <text:p text:style-name="P12">====================================================</text:p>
      <text:p text:style-name="P12">Average waiting time: <text:s text:c="3"/>22.50</text:p>
      <text:p text:style-name="P12">Average response time: <text:s text:c="2"/>7.00</text:p>
      <text:p text:style-name="P12">Average turnaround time: 29.33</text:p>
      <text:p text:style-name="P12">Overall CPU usage: <text:s text:c="6"/>100.00%</text:p>
      <text:p text:style-name="P12">====================================================</text:p>
      <text:p text:style-name="P9"/>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18T19:15:01.041985943</meta:creation-date>
    <dc:date>2020-11-18T20:40:33.869088536</dc:date>
    <meta:editing-duration>PT26M</meta:editing-duration>
    <meta:editing-cycles>5</meta:editing-cycles>
    <meta:generator>LibreOffice/6.4.6.2$Linux_X86_64 LibreOffice_project/40$Build-2</meta:generator>
    <meta:document-statistic meta:table-count="0" meta:image-count="0" meta:object-count="0" meta:page-count="8" meta:paragraph-count="262" meta:word-count="2746" meta:character-count="15610" meta:non-whitespace-character-count="13089"/>
  </office:meta>
</office:document-meta>
</file>